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0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Parsing.Mai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sat.Problem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a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Pars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NF.Builder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Clauses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Variable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Solution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EDS checking</text:p>
          </table:table-cell>
        </table:table-row>
        <table:table-row table:style-name="ro1">
          <table:table-cell office:value-type="string" calcext:value-type="string">
            <text:p>Hsat.Mak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Config.Clas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at.Make.Commo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NF.Intern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Claus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Make.Instances.Common.Literal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Wri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number-columns-repeated="7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arser.Class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Printer</text:p>
          </table:table-cell>
          <table:table-cell table:number-columns-repeated="10" office:value-type="string" calcext:value-type="string">
            <text:p>Yes</text:p>
          </table:table-cell>
          <table:table-cell table:number-columns-repeated="4"/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ProblemExp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4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.Problem.Sourc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Sourc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&gt;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Parser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oblem.Instances.CNF.Builder.Inter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xtensions</text:p>
          </table:table-cell>
          <table:table-cell office:value-type="string" calcext:value-type="string">
            <text:p>Code clear</text:p>
          </table:table-cell>
          <table:table-cell office:value-type="string" calcext:value-type="string">
            <text:p>Code commented</text:p>
          </table:table-cell>
          <table:table-cell office:value-type="string" calcext:value-type="string">
            <text:p>Spelling</text:p>
          </table:table-cell>
          <table:table-cell office:value-type="string" calcext:value-type="string">
            <text:p>Hlint</text:p>
          </table:table-cell>
          <table:table-cell office:value-type="string" calcext:value-type="string">
            <text:p>Imports sorted</text:p>
          </table:table-cell>
          <table:table-cell office:value-type="string" calcext:value-type="string">
            <text:p>Imports Spaced</text:p>
          </table:table-cell>
          <table:table-cell office:value-type="string" calcext:value-type="string">
            <text:p>Haddock</text:p>
          </table:table-cell>
          <table:table-cell office:value-type="string" calcext:value-type="string">
            <text:p>Extensions Spaced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80 Lines</text:p>
          </table:table-cell>
          <table:table-cell office:value-type="string" calcext:value-type="string">
            <text:p>All Functions Tested</text:p>
          </table:table-cell>
          <table:table-cell office:value-type="string" calcext:value-type="string">
            <text:p>All Data Types Shown in Printer Tests</text:p>
          </table:table-cell>
          <table:table-cell office:value-type="string" calcext:value-type="string">
            <text:p>Haddock Perfected</text:p>
          </table:table-cell>
          <table:table-cell office:value-type="string" calcext:value-type="string">
            <text:p>Check Preamble Name and Copyright</text:p>
          </table:table-cell>
          <table:table-cell office:value-type="string" calcext:value-type="string">
            <text:p>Commented Exports</text:p>
          </table:table-cell>
          <table:table-cell/>
        </table:table-row>
        <table:table-row table:style-name="ro1">
          <table:table-cell office:value-type="string" calcext:value-type="string">
            <text:p>Test.Instances.Common.Claus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Clauses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Test.Instances.Common.Literal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sat.Instances.Common.Sig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.Variable.Intern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Instances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Wri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ars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arser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Printer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</text:p>
          </table:table-cell>
          <table:table-cell table:number-columns-repeated="8" office:value-type="string" calcext:value-type="string">
            <text:p>Yes</text:p>
          </table:table-cell>
          <table:table-cell office:value-type="string" calcext:value-type="string">
            <text:p>Yex</text:p>
          </table:table-cell>
          <table:table-cell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Config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Config.Clas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Common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NF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NF.Internal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ommon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.Make.Instances.Common.Clause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Make.Instances.Common.Clauses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.Make.Instances.Common.Literal</text:p>
          </table:table-cell>
          <table:table-cell table:number-columns-repeated="10" office:value-type="string" calcext:value-type="string">
            <text:p>Yes</text:p>
          </table:table-cell>
          <table:table-cell/>
          <table:table-cell table:number-columns-repeated="5"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st.Solution.Class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.Solution.Instances.CNF</text:p>
          </table:table-cell>
          <table:table-cell table:number-columns-repeated="11"/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11:34:23.112980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2:42:05.187069999</meta:creation-date>
    <dc:date>2015-07-29T16:21:42.273847470</dc:date>
    <meta:editing-duration>PT7H6M38S</meta:editing-duration>
    <meta:editing-cycles>27</meta:editing-cycles>
    <meta:generator>LibreOffice/4.2.8.2$Linux_X86_64 LibreOffice_project/420m0$Build-2</meta:generator>
    <meta:document-statistic meta:table-count="1" meta:cell-count="1046" meta:object-count="0"/>
  </office:meta>
</office:document-meta>
</file>